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language="en" fo:country="US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language="en" fo:country="US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language="en" fo:country="US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9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style:style style:name="T3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ct Arimaa – CR13 : Wednesday, December, 10<text:span text:style-name="T1">th</text:span> </text:p>
      <text:p text:style-name="P8">Presents : Everyone, with<text:span text:style-name="T2"> and Christian Raymond</text:span></text:p>
      <text:h text:style-name="P1" text:outline-level="1">Order of business :</text:h>
      <text:list xml:id="list1989090118443315811" text:style-name="L1">
        <text:list-item>
          <text:p text:style-name="P9"><text:span text:style-name="T3">Remarks about list of tasks</text:span></text:p>
        </text:list-item>
        <text:list-item>
          <text:p text:style-name="P9"><text:span text:style-name="T3">Questions report parts</text:span></text:p>
        </text:list-item>
      </text:list>
      <text:p text:style-name="P4"/>
      <text:h text:style-name="P1" text:outline-level="1">Information :</text:h>
      <text:list xml:id="list8246576143668490608" text:style-name="L2">
        <text:list-item>
          <text:p text:style-name="P10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1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2-03T21:10:02.50</dc:date>
    <dc:creator>Dan </dc:creator>
    <meta:editing-duration>P1DT4H15M25S</meta:editing-duration>
    <meta:editing-cycles>581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5" meta:character-count="296"/>
  </office:meta>
</office:document-meta>
</file>